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helvetica" svg:font-family="helvetica, arial, sans-serif"/>
    <style:font-face style:name="monospace" svg:font-family="monospace, monospace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3a0f9" officeooo:paragraph-rsid="0013a0f9" style:font-size-asian="16pt" style:font-size-complex="16pt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style:font-name="verdana" fo:font-size="9pt" fo:letter-spacing="normal" fo:font-style="normal" style:text-underline-style="solid" style:text-underline-width="auto" style:text-underline-color="font-color" fo:font-weight="bold"/>
    </style:style>
    <style:style style:name="P3" style:family="paragraph" style:parent-style-name="Standard">
      <style:paragraph-properties fo:orphans="2" fo:widows="2"/>
      <style:text-properties fo:font-variant="normal" fo:text-transform="none" fo:color="#000000" style:font-name="verdana" fo:font-size="9pt" fo:letter-spacing="normal" fo:font-style="normal" fo:font-weight="normal"/>
    </style:style>
    <style:style style:name="P4" style:family="paragraph" style:parent-style-name="Standard">
      <style:paragraph-properties fo:orphans="2" fo:widows="2"/>
      <style:text-properties fo:font-variant="normal" fo:text-transform="none" fo:color="#000000" fo:letter-spacing="normal" style:text-underline-style="solid" style:text-underline-width="auto" style:text-underline-color="font-color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fo:font-size="16pt" fo:letter-spacing="normal" style:text-underline-style="solid" style:text-underline-width="auto" style:text-underline-color="font-color" style:font-size-asian="16pt" style:font-size-complex="16pt"/>
    </style:style>
    <style:style style:name="P10" style:family="paragraph" style:parent-style-name="Standard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333333" style:font-name="helvetica" fo:font-size="9pt" fo:letter-spacing="normal" fo:font-style="normal" fo:font-weight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</style:style>
    <style:style style:name="P12" style:family="paragraph" style:parent-style-name="Standard">
      <style:paragraph-properties fo:margin-left="0cm" fo:margin-right="0cm" style:line-height-at-least="0.476cm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6pt" officeooo:paragraph-rsid="0013a0f9" style:font-size-asian="16pt" style:font-size-complex="16pt"/>
    </style:style>
    <style:style style:name="P15" style:family="paragraph" style:parent-style-name="Preformatted_20_Text">
      <style:text-properties officeooo:rsid="0013a0f9" officeooo:paragraph-rsid="0013a0f9"/>
    </style:style>
    <style:style style:name="P16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fo:font-variant="normal" fo:text-transform="none" fo:color="#000000" style:font-name="Courier New" fo:font-size="16pt" fo:letter-spacing="normal" fo:font-style="normal" fo:font-weight="normal" style:font-size-asian="16pt" style:font-size-complex="16pt"/>
    </style:style>
    <style:style style:name="P17" style:family="paragraph" style:parent-style-name="Standard">
      <style:text-properties fo:font-size="16pt" officeooo:rsid="00184eaa" officeooo:paragraph-rsid="00184eaa" style:font-size-asian="16pt" style:font-size-complex="16pt"/>
    </style:style>
    <style:style style:name="T1" style:family="text">
      <style:text-properties officeooo:rsid="0013a0f9"/>
    </style:style>
    <style:style style:name="T2" style:family="text">
      <style:text-properties fo:font-variant="normal" fo:text-transform="none" fo:color="#3a3a3a" style:font-name="monospace" fo:font-size="16pt" fo:letter-spacing="normal" fo:font-style="normal" fo:font-weight="normal" fo:background-color="transparent" loext:char-shading-value="0" style:font-size-asian="16pt" style:font-size-complex="16pt" loext:padding="0cm" loext:border="none"/>
    </style:style>
    <style:style style:name="T3" style:family="text">
      <style:text-properties fo:font-variant="normal" fo:text-transform="none" fo:color="#000000" style:font-name="Courier New" fo:letter-spacing="normal" fo:font-style="normal" fo:font-weight="normal"/>
    </style:style>
    <style:style style:name="T4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1155cc" style:font-name="verdana" fo:font-size="9pt" fo:letter-spacing="normal" fo:font-style="normal" fo:font-weight="normal"/>
    </style:style>
    <style:style style:name="T7" style:family="text">
      <style:text-properties fo:font-variant="normal" fo:text-transform="none" fo:color="#5c3566" style:font-name="helvetica" fo:font-size="9.75pt" fo:letter-spacing="normal" fo:font-style="normal" fo:font-weight="bold"/>
    </style:style>
    <style:style style:name="T8" style:family="text">
      <style:text-properties fo:font-variant="normal" fo:text-transform="none" fo:color="#333333" style:font-name="verdana" fo:font-size="9pt" fo:letter-spacing="normal" fo:font-style="normal" fo:font-weight="normal"/>
    </style:style>
    <style:style style:name="T9" style:family="text">
      <style:text-properties fo:font-variant="normal" fo:text-transform="none" fo:color="#333333" style:font-name="helvetica" fo:font-size="9.75pt" fo:letter-spacing="normal" fo:font-style="normal" fo:font-weight="bold"/>
    </style:style>
    <style:style style:name="T10" style:family="text">
      <style:text-properties fo:font-weight="bold"/>
    </style:style>
    <style:style style:name="T11" style:family="text">
      <style:text-properties style:font-name="verdana" fo:font-size="9pt" fo:font-style="normal" fo:font-weight="bold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udo add-apt-repository ppa:openjdk-r/ppa</text:p>
      <text:p text:style-name="P1">sudo apt-get update</text:p>
      <text:p text:style-name="P15"><text:span text:style-name="Source_20_Text"><text:span text:style-name="T2">sudo apt-get install openjdk-7-jdk</text:span></text:span></text:p>
      <text:p text:style-name="P13"/>
      <text:p text:style-name="P13"/>
      <text:p text:style-name="P14"><text:a xlink:type="simple" xlink:href="https://wiki.jenkins-ci.org/display/JENKINS/Installing+Jenkins+on+Ubuntu" text:style-name="Internet_20_link" text:visited-style-name="Visited_20_Internet_20_Link"><text:span text:style-name="T1">https://wiki.jenkins-ci.org/display/JENKINS/Installing+Jenkins+on+Ubuntu</text:span></text:a></text:p>
      <text:p text:style-name="P14"><text:line-break/><text:span text:style-name="T3">wget -q -O - https://pkg.jenkins.io/debian/jenkins-ci.org.key | sudo apt-key add -</text:span></text:p>
      <text:p text:style-name="P16">sudo sh -c 'echo deb http://pkg.jenkins.io/debian-stable binary/ &gt; /etc/apt/sources.list.d/jenkins.list'</text:p>
      <text:p text:style-name="P16">sudo apt-get update</text:p>
      <text:p text:style-name="P16">sudo apt-get install jenkins</text:p>
      <text:p text:style-name="P9">​​</text:p>
      <text:p text:style-name="P2">Install git client and maven in jenkins server.</text:p>
      <text:p text:style-name="P3"># sudo apt-get install git</text:p>
      <text:p text:style-name="P3"># sudo apt-get install maven</text:p>
      <text:p text:style-name="P5"/>
      <text:p text:style-name="P4">​<text:span text:style-name="T11">Plugin Setup</text:span></text:p>
      <text:p text:style-name="P3">Install plugins:- git, zentimestamp &amp; nexus.​</text:p>
      <text:p text:style-name="P5"/>
      <text:p text:style-name="P6">​<text:span text:style-name="T12">​</text:span></text:p>
      <text:p text:style-name="P2">Access Jenkins server from browser</text:p>
      <text:p text:style-name="P11"><text:a xlink:type="simple" xlink:href="http://localhost:8080/" office:target-frame-name="_blank" xlink:show="new" text:style-name="Internet_20_link" text:visited-style-name="Visited_20_Internet_20_Link"><text:span text:style-name="T6">http://</text:span></text:a></text:p>
      <text:p text:style-name="P5"><text:a xlink:type="simple" xlink:href="http://localhost:8080/" office:target-frame-name="_blank" xlink:show="new" text:style-name="Internet_20_link" text:visited-style-name="Visited_20_Internet_20_Link"><text:span text:style-name="T5">​</text:span></text:a><text:a xlink:type="simple" xlink:href="http://localhost:8080/" office:target-frame-name="_blank" xlink:show="new" text:style-name="Internet_20_link" text:visited-style-name="Visited_20_Internet_20_Link"><text:span text:style-name="T4">&lt;jenkinsIP&gt;​</text:span></text:a></text:p>
      <text:p text:style-name="P5"><text:a xlink:type="simple" xlink:href="http://localhost:8080/" office:target-frame-name="_blank" xlink:show="new" text:style-name="Internet_20_link" text:visited-style-name="Visited_20_Internet_20_Link"><text:span text:style-name="T6">:8080</text:span></text:a></text:p>
      <text:p text:style-name="P7"/>
      <text:p text:style-name="P7"/>
      <text:p text:style-name="P8">Create new build job</text:p>
      <text:p text:style-name="P7">New item --&gt; Enter project name --&gt; Select freestyle project</text:p>
      <text:p text:style-name="P11"><text:span text:style-name="T4">Select git --&gt; Enter GameOfLife git project URL (</text:span><text:a xlink:type="simple" xlink:href="https://github.com/wakaleo/game-of-life.git" office:target-frame-name="_blank" xlink:show="new" text:style-name="Internet_20_link" text:visited-style-name="Visited_20_Internet_20_Link"><text:span text:style-name="T6">https://github.com/wakaleo/gagit</text:span></text:a><text:span text:style-name="T4">)</text:span></text:p>
      <text:p text:style-name="P7">Add Build step --&gt; Invoke top level maven project --&gt; In Goals enter "install"</text:p>
      <text:p text:style-name="P7">Save --&gt; Build Now.</text:p>
      <text:p text:style-name="P7"/>
      <text:p text:style-name="P8">Build verification.</text:p>
      <text:p text:style-name="P7">In your project's dashboard --&gt; Go to the workspace --&gt; </text:p>
      <text:p text:style-name="P12"><text:a xlink:type="simple" xlink:href="http://localhost:8080/job/Game%20of%20life/ws/gameoflife-web/" office:target-frame-name="_blank" xlink:show="new" text:style-name="Internet_20_link" text:visited-style-name="Visited_20_Internet_20_Link"><text:span text:style-name="T7">gameoflife-web</text:span></text:a><text:span text:style-name="T8"> </text:span><text:span text:style-name="T9">--&gt;  </text:span><text:a xlink:type="simple" xlink:href="http://localhost:8080/job/Game%20of%20life/ws/gameoflife-web/target/" office:target-frame-name="_blank" xlink:show="new" text:style-name="Internet_20_link" text:visited-style-name="Visited_20_Internet_20_Link"><text:span text:style-name="T7">target</text:span></text:a><text:span text:style-name="T8"> </text:span></text:p>
      <text:p text:style-name="P10">You should see <text:span text:style-name="T10">gameoflife.war</text:span>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helvetica" svg:font-family="helvetica, arial, sans-serif"/>
    <style:font-face style:name="monospace" svg:font-family="monospace, monospace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1:07:50.487345099</meta:creation-date>
    <dc:date>2017-02-20T11:21:59.947957741</dc:date>
    <meta:editing-duration>PT44M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8" meta:word-count="140" meta:character-count="1013" meta:non-whitespace-character-count="896"/>
  </office:meta>
</office:document-meta>
</file>